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3" text:outline-level="2">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943017555273402095"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text:soft-page-break/>8. Стыд</text:h>
      <text:p text:style-name="P142"/>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text:soft-page-break/>–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text:soft-page-break/>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text:soft-page-break/>–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text:soft-page-break/></text:p>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8"/>
      <text:p text:style-name="P36"><text:soft-page-break/>***</text:p>
      <text:p text:style-name="P35"/>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soft-page-break/>***</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text:soft-page-break/></text:p>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text:span><text:span text:style-name="T16">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text:span><text:span text:style-name="T16">что-то, находящееся за Чёрным Экраном. Пони подход</text:span><text:span text:style-name="T16">я</text:span><text:span text:style-name="T16">т вплотную, </text:span><text:span text:style-name="T16">смотрят на него и затем </text:span><text:span text:style-name="T16">прыга</text:span><text:span text:style-name="T16">ю</text:span><text:span text:style-name="T16">т в Чёрный Экран. </text:span><text:span text:style-name="T16">Куда они при этом деваются и что с ними происходит, нам только предстоит выяснить. </text:span><text:span text:style-name="T16">К счастью, Рэрити вовремя проснулась </text:span><text:span text:style-name="T16">— </text:span><text:span text:style-name="T16">иначе </text:span><text:span text:style-name="T16">ты бы лишилась Элемента Щедрости.</text:span></text:p>
      <text:p text:style-name="P59"><text:soft-page-break/><text:span text:style-name="T58">Смысл снов остальных участников опыта для меня остаётся загадкой. </text:span><text:span text:style-name="T58">Посылаю тебе дневник эксперимента, это лучше всяких словесных описаний.</text:span></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text:soft-page-break/>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text:soft-page-break/></text:p>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text:soft-page-break/></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text:soft-page-break/>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text:soft-page-break/></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 – Зекора нашла нужную страницу и стала читать.</text:p>
      <text:p text:style-name="P59"/>
      <text:p text:style-name="P59"><text:span text:style-name="T54">– </text:span>«…Старый Свам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Сенбе печётся о благополучии всех Нзака, прикрывая их своим могучим выменем на всём пути их жизни. Но придёт день, когда Сенб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вам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text:soft-page-break/></text:p>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3"><text:soft-page-break/><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text:soft-page-break/></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text:span><text:span text:style-name="T22">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text:soft-page-break/>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oft-page-break/><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oft-page-break/><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text:soft-page-break/>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text:soft-page-break/>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oft-page-break/><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text:soft-page-break/>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text:soft-page-break/>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text:soft-page-break/>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oft-page-break/><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text:soft-page-break/></text:p>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text:soft-page-break/>–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text:soft-page-break/>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text:soft-page-break/>–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text:soft-page-break/>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text:soft-page-break/>–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text:soft-page-break/>–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text:soft-page-break/>–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1">24пн</text:p>
      <text:p text:style-name="P71">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text:soft-page-break/>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text:soft-page-break/>–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text:soft-page-break/></text:p>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text:soft-page-break/></text:p>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oft-page-break/><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text:soft-page-break/>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oft-page-break/><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text:soft-page-break/>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text:soft-page-break/>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text:soft-page-break/>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4"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text:soft-page-break/>–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text:soft-page-break/></text:p>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text:soft-page-break/></text:p>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text:soft-page-break/>–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text:soft-page-break/>–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49">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3" text:outline-level="2">2<text:span text:style-name="T1">9</text:span>. Отбытие</text:h>
      <text:p text:style-name="P117"/>
      <text:p text:style-name="P104"><text:span text:style-name="T11">–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text:soft-page-break/>–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text:soft-page-break/>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text:soft-page-break/>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text:soft-page-break/>–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0"/>
      <text:p text:style-name="P110">Я подозрительно посмотрел на Анакорна.</text:p>
      <text:p text:style-name="P110"/>
      <text:p text:style-name="P109"><text:span text:style-name="T18">– </text:span><text:span text:style-name="T51">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text:soft-page-break/></text:p>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text:soft-page-break/></text:p>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9"><text:soft-page-break/>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7"><text:soft-page-break/>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3"/>
      <text:h text:style-name="Heading_20_2" text:outline-level="2">Эпилог. Земля</text:h>
      <text:p text:style-name="P116"/>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5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9T08:04:58.90</dc:date>
    <meta:editing-duration>P154DT13H32M39S</meta:editing-duration>
    <meta:editing-cycles>9841</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3" meta:paragraph-count="4899" meta:word-count="107816" meta:character-count="685503"/>
  </office:meta>
</office:document-meta>
</file>